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5-12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5-07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5-06-0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5-03-1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4-11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4-08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4-06-1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4-05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4-04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3-04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2-10-0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2-08-0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2-02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1-09-0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1-05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20-06-2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9-04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8-10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8-02-0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1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2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6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6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2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2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1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4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9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1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4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2000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7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13092314601</text:p>
          </table:table-cell>
          <table:table-cell office:value-type="string" calcext:value-type="string">
            <text:p>PK-35/17W/08-0040</text:p>
          </table:table-cell>
          <table:table-cell office:value-type="string" calcext:value-type="string">
            <text:p>195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42" meta:object-count="0"/>
    <meta:user-defined meta:name="AppVersion">3.0</meta:user-defined>
  </office:meta>
</office:document-meta>
</file>